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4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DE LA CRUZ LOO, CRISTIN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10126708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CQ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014562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DE LA CRUZ LOO, CRISTIN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10126708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DE LA CRUZ LOO, GERMAN ESAIAS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41995518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7/08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02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1012670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99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597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597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4/08/2021</text:p>
          </table:table-cell>
          <table:table-cell table:style-name="Tabla2.A3" office:value-type="string">
            <text:p text:style-name="P22">57051169</text:p>
          </table:table-cell>
          <table:table-cell table:style-name="Tabla2.D3" office:value-type="string">
            <text:p text:style-name="P23">597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2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4T23:08:4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